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a3a55" officeooo:paragraph-rsid="001a3a55" style:font-size-asian="22pt" style:language-asian="zh" style:country-asian="CN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rsid="001adfd4" officeooo:paragraph-rsid="001adfd4" style:font-size-asian="22pt" style:language-asian="zh" style:country-asian="CN" style:font-weight-asian="bold" style:font-size-complex="22pt" style:font-weight-complex="bold"/>
    </style:style>
    <style:style style:name="P3" style:family="paragraph" style:parent-style-name="Standard">
      <style:text-properties fo:font-size="18.25pt" fo:font-weight="normal" officeooo:rsid="001a3a55" officeooo:paragraph-rsid="001a3a55" style:font-size-asian="16pt" style:language-asian="zh" style:country-asian="CN" style:font-weight-asian="normal" style:font-size-complex="18.25pt" style:font-weight-complex="normal"/>
    </style:style>
    <style:style style:name="P4" style:family="paragraph" style:parent-style-name="Standard">
      <style:text-properties fo:font-size="17.1000003814697pt" fo:font-weight="normal" officeooo:rsid="001adfd4" officeooo:paragraph-rsid="001adfd4" style:font-size-asian="15pt" style:language-asian="zh" style:country-asian="CN" style:font-weight-asian="normal" style:font-size-complex="17.1000003814697pt" style:font-weight-complex="normal"/>
    </style:style>
    <style:style style:name="P5" style:family="paragraph" style:parent-style-name="Standard">
      <style:text-properties fo:font-size="22pt" fo:font-weight="bold" officeooo:rsid="001a3a55" officeooo:paragraph-rsid="001a3a55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1becd7" officeooo:paragraph-rsid="001becd7" style:font-size-asian="22pt" style:language-asian="zh" style:country-asian="CN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简单if语句</text:p>
      <text:p text:style-name="P6">if里面的结果一定是boolean类型的值</text:p>
      <text:p text:style-name="P3"><text:s/>语法：</text:p>
      <text:p text:style-name="P3">if(条件判断表达式){</text:p>
      <text:p text:style-name="P3"><text:s text:c="4"/>执行语句</text:p>
      <text:p text:style-name="P3">}</text:p>
      <text:p text:style-name="P1">2分支判断</text:p>
      <text:p text:style-name="P3">if...else</text:p>
      <text:p text:style-name="P3">语法：</text:p>
      <text:p text:style-name="P3"><text:s text:c="2"/>if（条件判断表达式）{</text:p>
      <text:p text:style-name="P3"><text:s text:c="5"/>执行语句</text:p>
      <text:p text:style-name="P3">}else{</text:p>
      <text:p text:style-name="P3"><text:s text:c="5"/>执行语句</text:p>
      <text:p text:style-name="P3">}</text:p>
      <text:p text:style-name="P2">3,分支判断</text:p>
      <text:p text:style-name="P4">多重if...else if...else</text:p>
      <text:p text:style-name="P4">语法：</text:p>
      <text:p text:style-name="P4">if（条件判断表达式）{</text:p>
      <text:p text:style-name="P4"><text:s text:c="2"/>执行语句</text:p>
      <text:p text:style-name="P4">}else if（条件判断表达式1）{</text:p>
      <text:p text:style-name="P4"><text:s text:c="3"/>执行语句</text:p>
      <text:p text:style-name="P4">}else if（条件判断表达式2）{</text:p>
      <text:p text:style-name="P4"><text:s text:c="7"/>.......</text:p>
      <text:p text:style-name="P4">}else{</text:p>
      <text:p text:style-name="P4"/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0S</meta:editing-duration>
    <meta:editing-cycles>4</meta:editing-cycles>
    <meta:generator>LibreOffice/5.3.0.3$Windows_X86_64 LibreOffice_project/7074905676c47b82bbcfbea1aeefc84afe1c50e1</meta:generator>
    <dc:date>2018-01-14T21:05:01.089000000</dc:date>
    <meta:document-statistic meta:table-count="0" meta:image-count="0" meta:object-count="0" meta:page-count="1" meta:paragraph-count="25" meta:word-count="127" meta:character-count="224" meta:non-whitespace-character-count="192"/>
    <meta:user-defined meta:name="Info 1"/>
    <meta:user-defined meta:name="Info 2"/>
    <meta:user-defined meta:name="Info 3"/>
    <meta:user-defined meta:name="Info 4"/>
  </office:meta>
</office:document-meta>
</file>